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9ae4" officeooo:paragraph-rsid="000e9a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"/>Phase_1</text:p>
      <text:p text:style-name="P1"><text:s text:c="3"/></text:p>
      <text:p text:style-name="P1"><text:s text:c="3"/>0x08048b80 &lt;+0&gt;:<text:tab/> <text:s text:c="10"/>push <text:s text:c="2"/>%ebp</text:p>
      <text:p text:style-name="P1"><text:s text:c="3"/>0x08048b81 &lt;+1&gt;:<text:tab/> <text:s text:c="10"/>mov <text:s text:c="3"/>%esp,%ebp</text:p>
      <text:p text:style-name="P1"><text:s text:c="3"/>0x08048b83 &lt;+3&gt;:<text:tab/> <text:s text:c="10"/>sub <text:s text:c="3"/>$0x18,%esp</text:p>
      <text:p text:style-name="P1"><text:s text:c="3"/>0x08048b86 &lt;+6&gt;:<text:tab/> <text:s text:c="10"/>movl <text:s text:c="2"/>$0x804a344,0x4(%esp)</text:p>
      <text:p text:style-name="P1"><text:s text:c="3"/>0x08048b8e &lt;+14&gt;:<text:tab/>mov <text:s text:c="3"/>0x8(%ebp),%eax</text:p>
      <text:p text:style-name="P1"><text:s text:c="3"/>0x08048b91 &lt;+17&gt;:<text:tab/>mov <text:s text:c="3"/>%eax,(%esp)</text:p>
      <text:p text:style-name="P1"><text:s text:c="3"/>0x08048b94 &lt;+20&gt;:<text:tab/>call <text:s text:c="2"/>0x8048fac &lt;strings_not_equal&gt;</text:p>
      <text:p text:style-name="P1"><text:s text:c="3"/>0x08048b99 &lt;+25&gt;:<text:tab/>test <text:s text:c="2"/>%eax,%eax</text:p>
      <text:p text:style-name="P1"><text:s text:c="3"/>0x08048b9b &lt;+27&gt;:<text:tab/>je <text:s text:c="4"/>0x8048ba2 &lt;phase_1+34&gt;</text:p>
      <text:p text:style-name="P1"><text:s text:c="3"/>0x08048b9d &lt;+29&gt;:<text:tab/>call <text:s text:c="2"/>0x80491b4 &lt;explode_bomb&gt;</text:p>
      <text:p text:style-name="P1"><text:s text:c="3"/>0x08048ba2 &lt;+34&gt;:<text:tab/>leave <text:s/></text:p>
      <text:p text:style-name="P1"><text:s text:c="3"/>0x08048ba3 &lt;+35&gt;:<text:tab/>ret <text:s text:c="3"/></text:p>
      <text:p text:style-name="P1"/>
      <text:p text:style-name="P1"><text:s text:c="3"/>Phase_2</text:p>
      <text:p text:style-name="P1"><text:s text:c="3"/></text:p>
      <text:p text:style-name="P1"><text:s text:c="3"/>0x08048ba4 &lt;+0&gt;:<text:tab/><text:tab/>push <text:s text:c="2"/>%ebp</text:p>
      <text:p text:style-name="P1"><text:s text:c="3"/>0x08048ba5 &lt;+1&gt;:<text:tab/><text:tab/>mov <text:s text:c="3"/>%esp,%ebp</text:p>
      <text:p text:style-name="P1"><text:s text:c="3"/>0x08048ba7 &lt;+3&gt;:<text:tab/><text:tab/>push <text:s text:c="2"/>%ebx</text:p>
      <text:p text:style-name="P1"><text:s text:c="3"/>0x08048ba8 &lt;+4&gt;:<text:tab/><text:tab/>sub <text:s text:c="3"/>$0x34,%esp</text:p>
      <text:p text:style-name="P1"><text:s text:c="3"/>0x08048bab &lt;+7&gt;:<text:tab/><text:tab/>lea <text:s text:c="3"/>-0x20(%ebp),%eax</text:p>
      <text:p text:style-name="P1"><text:s text:c="3"/>0x08048bae &lt;+10&gt;:<text:tab/><text:tab/>mov <text:s text:c="3"/>%eax,0x4(%esp)</text:p>
      <text:p text:style-name="P1"><text:s text:c="3"/>0x08048bb2 &lt;+14&gt;:<text:tab/>mov <text:s text:c="3"/>0x8(%ebp),%eax</text:p>
      <text:p text:style-name="P1"><text:s text:c="3"/>0x08048bb5 &lt;+17&gt;:<text:tab/>mov <text:s text:c="3"/>%eax,(%esp)</text:p>
      <text:p text:style-name="P1"><text:s text:c="3"/>0x08048bb8 &lt;+20&gt;:<text:tab/>call <text:s text:c="2"/>0x80491f6 &lt;read_six_numbers&gt;</text:p>
      <text:p text:style-name="P1"><text:s text:c="3"/>0x08048bbd &lt;+25&gt;:<text:tab/>cmpl <text:s text:c="2"/>$0x0,-0x20(%ebp)</text:p>
      <text:p text:style-name="P1"><text:s text:c="3"/>0x08048bc1 &lt;+29&gt;:<text:tab/>jns <text:s text:c="3"/>0x8048be3 &lt;phase_2+63&gt;</text:p>
      <text:p text:style-name="P1"><text:s text:c="3"/>0x08048bc3 &lt;+31&gt;:<text:tab/>call <text:s text:c="2"/>0x80491b4 &lt;explode_bomb&gt;</text:p>
      <text:p text:style-name="P1"><text:s text:c="3"/>0x08048bc8 &lt;+36&gt;:<text:tab/>jmp <text:s text:c="3"/>0x8048be3 &lt;phase_2+63&gt;</text:p>
      <text:p text:style-name="P1"><text:s text:c="3"/>0x08048bca &lt;+38&gt;:<text:tab/><text:tab/>mov <text:s text:c="3"/>%ebx,%eax</text:p>
      <text:p text:style-name="P1"><text:s text:c="3"/>0x08048bcc &lt;+40&gt;:<text:tab/><text:tab/>add <text:s text:c="3"/>-0x24(%ebp,%ebx,4),%eax</text:p>
      <text:p text:style-name="P1"><text:s text:c="3"/>0x08048bd0 &lt;+44&gt;:<text:tab/>cmp <text:s text:c="3"/>%eax,-0x20(%ebp,%ebx,4)</text:p>
      <text:p text:style-name="P1"><text:s text:c="3"/>0x08048bd4 &lt;+48&gt;:<text:tab/>je <text:s text:c="4"/>0x8048bdb &lt;phase_2+55&gt;</text:p>
      <text:p text:style-name="P1"><text:s text:c="3"/>0x08048bd6 &lt;+50&gt;:<text:tab/>call <text:s text:c="2"/>0x80491b4 &lt;explode_bomb&gt;</text:p>
      <text:p text:style-name="P1"><text:s text:c="3"/>0x08048bdb &lt;+55&gt;:<text:tab/>inc <text:s text:c="3"/>%ebx</text:p>
      <text:p text:style-name="P1"><text:s text:c="3"/>0x08048bdc &lt;+56&gt;:<text:tab/>cmp <text:s text:c="3"/>$0x6,%ebx</text:p>
      <text:p text:style-name="P1"><text:s text:c="3"/>0x08048bdf &lt;+59&gt;:<text:tab/><text:tab/>jne <text:s text:c="3"/>0x8048bca &lt;phase_2+38&gt;</text:p>
      <text:p text:style-name="P1"><text:s text:c="3"/>0x08048be1 &lt;+61&gt;:<text:tab/>jmp <text:s text:c="3"/>0x8048bea &lt;phase_2+70&gt;</text:p>
      <text:p text:style-name="P1">---Type &lt;return&gt; to continue, or q &lt;return&gt; to quit---c</text:p>
      <text:p text:style-name="P1"><text:s text:c="3"/>0x08048be3 &lt;+63&gt;:<text:tab/>mov <text:s text:c="3"/>$0x1,%ebx</text:p>
      <text:p text:style-name="P1"><text:s text:c="3"/>0x08048be8 &lt;+68&gt;:<text:tab/>jmp <text:s text:c="3"/>0x8048bca &lt;phase_2+38&gt;</text:p>
      <text:p text:style-name="P1"><text:s text:c="3"/>0x08048bea &lt;+70&gt;:<text:tab/><text:tab/>add <text:s text:c="3"/>$0x34,%esp</text:p>
      <text:p text:style-name="P1"><text:s text:c="3"/>0x08048bed &lt;+73&gt;:<text:tab/>pop <text:s text:c="3"/>%ebx</text:p>
      <text:p text:style-name="P1"><text:s text:c="3"/>0x08048bee &lt;+74&gt;:<text:tab/><text:tab/>pop <text:s text:c="3"/>%ebp</text:p>
      <text:p text:style-name="P1"><text:s text:c="3"/>0x08048bef &lt;+75&gt;:<text:tab/><text:tab/>ret <text:s text:c="3"/></text:p>
      <text:p text:style-name="P1"/>
      <text:p text:style-name="P1"/>
      <text:p text:style-name="P1"/>
      <text:p text:style-name="P1"><text:soft-page-break/><text:s text:c="3"/>Phase_3</text:p>
      <text:p text:style-name="P1"/>
      <text:p text:style-name="P1"><text:s text:c="3"/>0x08048bf0 &lt;+0&gt;:<text:tab/><text:tab/>push <text:s text:c="2"/>%ebp</text:p>
      <text:p text:style-name="P1"><text:s text:c="3"/>0x08048bf1 &lt;+1&gt;:<text:tab/><text:tab/>mov <text:s text:c="3"/>%esp,%ebp</text:p>
      <text:p text:style-name="P1"><text:s text:c="3"/>0x08048bf3 &lt;+3&gt;:<text:tab/><text:tab/>sub <text:s text:c="3"/>$0x28,%esp</text:p>
      <text:p text:style-name="P1"><text:s text:c="3"/>0x08048bf6 &lt;+6&gt;:<text:tab/><text:tab/>lea <text:s text:c="3"/>-0xc(%ebp),%eax</text:p>
      <text:p text:style-name="P1"><text:s text:c="3"/>0x08048bf9 &lt;+9&gt;:<text:tab/><text:tab/>mov <text:s text:c="3"/>%eax,0xc(%esp)</text:p>
      <text:p text:style-name="P1"><text:s text:c="3"/>0x08048bfd &lt;+13&gt;:<text:tab/><text:tab/>lea <text:s text:c="3"/>-0x10(%ebp),%eax</text:p>
      <text:p text:style-name="P1"><text:s text:c="3"/>0x08048c00 &lt;+16&gt;:<text:tab/>mov <text:s text:c="3"/>%eax,0x8(%esp)</text:p>
      <text:p text:style-name="P1"><text:s text:c="3"/>0x08048c04 &lt;+20&gt;:<text:tab/>movl <text:s text:c="2"/>$0x804a5d7,0x4(%esp)</text:p>
      <text:p text:style-name="P1"><text:s text:c="3"/>0x08048c0c &lt;+28&gt;:<text:tab/><text:tab/>mov <text:s text:c="3"/>0x8(%ebp),%eax</text:p>
      <text:p text:style-name="P1"><text:s text:c="3"/>0x08048c0f &lt;+31&gt;:<text:tab/><text:tab/>mov <text:s text:c="3"/>%eax,(%esp)</text:p>
      <text:p text:style-name="P1"><text:s text:c="3"/>0x08048c12 &lt;+34&gt;:<text:tab/>call <text:s text:c="2"/>0x8048860 &lt;__isoc99_sscanf@plt&gt;</text:p>
      <text:p text:style-name="P1"><text:s text:c="3"/>0x08048c17 &lt;+39&gt;:<text:tab/>cmp <text:s text:c="3"/>$0x1,%eax</text:p>
      <text:p text:style-name="P1"><text:s text:c="3"/>0x08048c1a &lt;+42&gt;:<text:tab/><text:tab/>jg <text:s text:c="4"/>0x8048c21 &lt;phase_3+49&gt;</text:p>
      <text:p text:style-name="P1"><text:s text:c="3"/>0x08048c1c &lt;+44&gt;:<text:tab/><text:tab/>call <text:s text:c="2"/>0x80491b4 &lt;explode_bomb&gt;</text:p>
      <text:p text:style-name="P1"><text:s text:c="3"/>0x08048c21 &lt;+49&gt;:<text:tab/>cmpl <text:s text:c="2"/>$0x7,-0x10(%ebp)</text:p>
      <text:p text:style-name="P1"><text:s text:c="3"/>0x08048c25 &lt;+53&gt;:<text:tab/>ja <text:s text:c="4"/>0x8048c62 &lt;phase_3+114&gt;</text:p>
      <text:p text:style-name="P1"><text:s text:c="3"/>0x08048c27 &lt;+55&gt;:<text:tab/>mov <text:s text:c="3"/>-0x10(%ebp),%eax</text:p>
      <text:p text:style-name="P1"><text:s text:c="3"/>0x08048c2a &lt;+58&gt;:<text:tab/><text:tab/>jmp <text:s text:c="3"/>*0x804a3c0(,%eax,4)</text:p>
      <text:p text:style-name="P1"><text:s text:c="3"/>0x08048c31 &lt;+65&gt;:<text:tab/>mov <text:s text:c="3"/>$0x376,%eax</text:p>
      <text:p text:style-name="P1"><text:s text:c="3"/>0x08048c36 &lt;+70&gt;:<text:tab/>jmp <text:s text:c="3"/>0x8048c73 &lt;phase_3+131&gt;</text:p>
      <text:p text:style-name="P1"><text:s text:c="3"/>0x08048c38 &lt;+72&gt;:<text:tab/>mov <text:s text:c="3"/>$0x197,%eax</text:p>
      <text:p text:style-name="P1"><text:s text:c="3"/>0x08048c3d &lt;+77&gt;:<text:tab/>jmp <text:s text:c="3"/>0x8048c73 &lt;phase_3+131&gt;</text:p>
      <text:p text:style-name="P1">---Type &lt;return&gt; to continue, or q &lt;return&gt; to quit---c</text:p>
      <text:p text:style-name="P1"><text:s text:c="3"/>0x08048c3f &lt;+79&gt;:<text:tab/><text:tab/>mov <text:s text:c="3"/>$0x343,%eax</text:p>
      <text:p text:style-name="P1"><text:s text:c="3"/>0x08048c44 &lt;+84&gt;:<text:tab/>jmp <text:s text:c="3"/>0x8048c73 &lt;phase_3+131&gt;</text:p>
      <text:p text:style-name="P1"><text:s text:c="3"/>0x08048c46 &lt;+86&gt;:<text:tab/>mov <text:s text:c="3"/>$0x7f,%eax</text:p>
      <text:p text:style-name="P1"><text:s text:c="3"/>0x08048c4b &lt;+91&gt;:<text:tab/>jmp <text:s text:c="3"/>0x8048c73 &lt;phase_3+131&gt;</text:p>
      <text:p text:style-name="P1"><text:s text:c="3"/>0x08048c4d &lt;+93&gt;:<text:tab/>mov <text:s text:c="3"/>$0x213,%eax</text:p>
      <text:p text:style-name="P1"><text:s text:c="3"/>0x08048c52 &lt;+98&gt;:<text:tab/>jmp <text:s text:c="3"/>0x8048c73 &lt;phase_3+131&gt;</text:p>
      <text:p text:style-name="P1"><text:s text:c="3"/>0x08048c54 &lt;+100&gt;:<text:tab/>mov <text:s text:c="3"/>$0xad,%eax</text:p>
      <text:p text:style-name="P1"><text:s text:c="3"/>0x08048c59 &lt;+105&gt;:<text:tab/>jmp <text:s text:c="3"/>0x8048c73 &lt;phase_3+131&gt;</text:p>
      <text:p text:style-name="P1"><text:s text:c="3"/>0x08048c5b &lt;+107&gt;:<text:tab/>mov <text:s text:c="3"/>$0xaf,%eax</text:p>
      <text:p text:style-name="P1"><text:s text:c="3"/>0x08048c60 &lt;+112&gt;:<text:tab/>jmp <text:s text:c="3"/>0x8048c73 &lt;phase_3+131&gt;</text:p>
      <text:p text:style-name="P1"><text:s text:c="3"/>0x08048c62 &lt;+114&gt;:<text:tab/>call <text:s text:c="2"/>0x80491b4 &lt;explode_bomb&gt;</text:p>
      <text:p text:style-name="P1"><text:s text:c="3"/>0x08048c67 &lt;+119&gt;:<text:tab/>mov <text:s text:c="3"/>$0x0,%eax</text:p>
      <text:p text:style-name="P1"><text:s text:c="3"/>0x08048c6c &lt;+124&gt;:<text:tab/>jmp <text:s text:c="3"/>0x8048c73 &lt;phase_3+131&gt;</text:p>
      <text:p text:style-name="P1"><text:s text:c="3"/>0x08048c6e &lt;+126&gt;:<text:tab/>mov <text:s text:c="3"/>$0x2bb,%eax</text:p>
      <text:p text:style-name="P1"><text:s text:c="3"/>0x08048c73 &lt;+131&gt;:<text:tab/>cmp <text:s text:c="3"/>-0xc(%ebp),%eax</text:p>
      <text:p text:style-name="P1"><text:s text:c="3"/>0x08048c76 &lt;+134&gt;:<text:tab/>je <text:s text:c="4"/>0x8048c7d &lt;phase_3+141&gt;</text:p>
      <text:p text:style-name="P1"><text:s text:c="3"/>0x08048c78 &lt;+136&gt;:<text:tab/>call <text:s text:c="2"/>0x80491b4 &lt;explode_bomb&gt;</text:p>
      <text:p text:style-name="P1"><text:s text:c="3"/>0x08048c7d &lt;+141&gt;:<text:tab/>leave <text:s/></text:p>
      <text:p text:style-name="P1"><text:s text:c="3"/>0x08048c7e &lt;+142&gt;:<text:tab/>ret <text:s text:c="3"/></text:p>
      <text:p text:style-name="P1"/>
      <text:p text:style-name="P1"/>
      <text:p text:style-name="P1"/>
      <text:p text:style-name="P1"/>
      <text:p text:style-name="P1"/>
      <text:p text:style-name="P1"><text:soft-page-break/>Phase_4</text:p>
      <text:p text:style-name="P1"/>
      <text:p text:style-name="P1"><text:s/>0x08048cd0 &lt;+0&gt;:<text:tab/><text:tab/>push <text:s text:c="2"/>%ebp</text:p>
      <text:p text:style-name="P1"><text:s text:c="3"/>0x08048cd1 &lt;+1&gt;:<text:tab/><text:tab/>mov <text:s text:c="3"/>%esp,%ebp</text:p>
      <text:p text:style-name="P1"><text:s text:c="3"/>0x08048cd3 &lt;+3&gt;:<text:tab/><text:tab/>sub <text:s text:c="3"/>$0x28,%esp</text:p>
      <text:p text:style-name="P1"><text:s text:c="3"/>0x08048cd6 &lt;+6&gt;:<text:tab/><text:tab/>lea <text:s text:c="3"/>-0xc(%ebp),%eax</text:p>
      <text:p text:style-name="P1"><text:s text:c="3"/>0x08048cd9 &lt;+9&gt;:<text:tab/><text:tab/>mov <text:s text:c="3"/>%eax,0xc(%esp)</text:p>
      <text:p text:style-name="P1"><text:s text:c="3"/>0x08048cdd &lt;+13&gt;:<text:tab/>lea <text:s text:c="3"/>-0x10(%ebp),%eax</text:p>
      <text:p text:style-name="P1"><text:s text:c="3"/>0x08048ce0 &lt;+16&gt;:<text:tab/><text:tab/>mov <text:s text:c="3"/>%eax,0x8(%esp)</text:p>
      <text:p text:style-name="P1"><text:s text:c="3"/>0x08048ce4 &lt;+20&gt;:<text:tab/><text:tab/>movl <text:s text:c="2"/>$0x804a5d7,0x4(%esp)</text:p>
      <text:p text:style-name="P1"><text:s text:c="3"/>0x08048cec &lt;+28&gt;:<text:tab/><text:tab/>mov <text:s text:c="3"/>0x8(%ebp),%eax</text:p>
      <text:p text:style-name="P1"><text:s text:c="3"/>0x08048cef &lt;+31&gt;:<text:tab/><text:tab/>mov <text:s text:c="3"/>%eax,(%esp)</text:p>
      <text:p text:style-name="P1"><text:s text:c="3"/>0x08048cf2 &lt;+34&gt;:<text:tab/><text:tab/>call <text:s text:c="2"/>0x8048860 &lt;__isoc99_sscanf@plt&gt;</text:p>
      <text:p text:style-name="P1"><text:s text:c="3"/>0x08048cf7 &lt;+39&gt;:<text:tab/><text:tab/>cmp <text:s text:c="3"/>$0x2,%eax</text:p>
      <text:p text:style-name="P1"><text:s text:c="3"/>0x08048cfa &lt;+42&gt;:<text:tab/><text:tab/>jne <text:s text:c="3"/>0x8048d02 &lt;phase_4+50&gt;</text:p>
      <text:p text:style-name="P1"><text:s text:c="3"/>0x08048cfc &lt;+44&gt;:<text:tab/><text:tab/>cmpl <text:s text:c="2"/>$0xe,-0x10(%ebp)</text:p>
      <text:p text:style-name="P1"><text:s text:c="3"/>0x08048d00 &lt;+48&gt;:<text:tab/>jbe <text:s text:c="3"/>0x8048d07 &lt;phase_4+55&gt;</text:p>
      <text:p text:style-name="P1"><text:s text:c="3"/>0x08048d02 &lt;+50&gt;:<text:tab/>call <text:s text:c="2"/>0x80491b4 &lt;explode_bomb&gt;</text:p>
      <text:p text:style-name="P1"><text:s text:c="3"/>0x08048d07 &lt;+55&gt;:<text:tab/>movl <text:s text:c="2"/>$0xe,0x8(%esp)</text:p>
      <text:p text:style-name="P1"><text:s text:c="3"/>0x08048d0f &lt;+63&gt;:<text:tab/><text:tab/>movl <text:s text:c="2"/>$0x0,0x4(%esp)</text:p>
      <text:p text:style-name="P1"><text:s text:c="3"/>0x08048d17 &lt;+71&gt;:<text:tab/>mov <text:s text:c="3"/>-0x10(%ebp),%eax</text:p>
      <text:p text:style-name="P1"><text:s text:c="3"/>0x08048d1a &lt;+74&gt;:<text:tab/>mov <text:s text:c="3"/>%eax,(%esp)</text:p>
      <text:p text:style-name="P1"><text:s text:c="3"/>0x08048d1d &lt;+77&gt;:<text:tab/>call <text:s text:c="2"/>0x8048c7f &lt;func4&gt;</text:p>
      <text:p text:style-name="P1"><text:s text:c="3"/>0x08048d22 &lt;+82&gt;:<text:tab/>cmp <text:s text:c="3"/>$0x2,%eax</text:p>
      <text:p text:style-name="P1">---Type &lt;return&gt; to continue, or q &lt;return&gt; to quit---c</text:p>
      <text:p text:style-name="P1"><text:s text:c="3"/>0x08048d25 &lt;+85&gt;:<text:tab/>jne <text:s text:c="3"/>0x8048d2d &lt;phase_4+93&gt;</text:p>
      <text:p text:style-name="P1"><text:s text:c="3"/>0x08048d27 &lt;+87&gt;:<text:tab/>cmpl <text:s text:c="2"/>$0x2,-0xc(%ebp)</text:p>
      <text:p text:style-name="P1"><text:s text:c="3"/>0x08048d2b &lt;+91&gt;:<text:tab/>je <text:s text:c="4"/>0x8048d32 &lt;phase_4+98&gt;</text:p>
      <text:p text:style-name="P1"><text:s text:c="3"/>0x08048d2d &lt;+93&gt;:<text:tab/>call <text:s text:c="2"/>0x80491b4 &lt;explode_bomb&gt;</text:p>
      <text:p text:style-name="P1"><text:s text:c="3"/>0x08048d32 &lt;+98&gt;:<text:tab/>leave <text:s/></text:p>
      <text:p text:style-name="P1"><text:s text:c="3"/>0x08048d33 &lt;+99&gt;:<text:tab/>re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Phase_5</text:p>
      <text:p text:style-name="P1"/>
      <text:p text:style-name="P1"><text:s text:c="3"/>0x08048d34 &lt;+0&gt;:<text:tab/><text:tab/>push <text:s text:c="2"/>%ebp</text:p>
      <text:p text:style-name="P1"><text:s text:c="3"/>0x08048d35 &lt;+1&gt;:<text:tab/><text:tab/>mov <text:s text:c="3"/>%esp,%ebp</text:p>
      <text:p text:style-name="P1"><text:s text:c="3"/>0x08048d37 &lt;+3&gt;:<text:tab/><text:tab/>push <text:s text:c="2"/>%ebx</text:p>
      <text:p text:style-name="P1"><text:s text:c="3"/>0x08048d38 &lt;+4&gt;:<text:tab/><text:tab/>sub <text:s text:c="3"/>$0x14,%esp</text:p>
      <text:p text:style-name="P1"><text:s text:c="3"/>0x08048d3b &lt;+7&gt;:<text:tab/><text:tab/>mov <text:s text:c="3"/>0x8(%ebp),%ebx</text:p>
      <text:p text:style-name="P1"><text:s text:c="3"/>0x08048d3e &lt;+10&gt;:<text:tab/>mov <text:s text:c="3"/>%ebx,(%esp)</text:p>
      <text:p text:style-name="P1"><text:s text:c="3"/>0x08048d41 &lt;+13&gt;:<text:tab/>call <text:s text:c="2"/>0x8048f8c &lt;string_length&gt;</text:p>
      <text:p text:style-name="P1"><text:s text:c="3"/>0x08048d46 &lt;+18&gt;:<text:tab/>cmp <text:s text:c="3"/>$0x6,%eax</text:p>
      <text:p text:style-name="P1"><text:s text:c="3"/>0x08048d49 &lt;+21&gt;:<text:tab/>je <text:s text:c="4"/>0x8048d50 &lt;phase_5+28&gt;</text:p>
      <text:p text:style-name="P1"><text:s text:c="3"/>0x08048d4b &lt;+23&gt;:<text:tab/>call <text:s text:c="2"/>0x80491b4 &lt;explode_bomb&gt;</text:p>
      <text:p text:style-name="P1"><text:s text:c="3"/>0x08048d50 &lt;+28&gt;:<text:tab/>mov <text:s text:c="3"/>$0x0,%edx</text:p>
      <text:p text:style-name="P1"><text:s text:c="3"/>0x08048d55 &lt;+33&gt;:<text:tab/>mov <text:s text:c="3"/>$0x0,%eax</text:p>
      <text:p text:style-name="P1"><text:s text:c="3"/>0x08048d5a &lt;+38&gt;:<text:tab/>mov <text:s text:c="3"/>(%ebx,%eax,1),%cl</text:p>
      <text:p text:style-name="P1"><text:s text:c="3"/>0x08048d5d &lt;+41&gt;:<text:tab/>and <text:s text:c="3"/>$0xf,%ecx</text:p>
      <text:p text:style-name="P1"><text:s text:c="3"/>0x08048d60 &lt;+44&gt;:<text:tab/>add <text:s text:c="3"/>0x804a3e0(,%ecx,4),%edx</text:p>
      <text:p text:style-name="P1"><text:s text:c="3"/>0x08048d67 &lt;+51&gt;:<text:tab/>inc <text:s text:c="3"/>%eax</text:p>
      <text:p text:style-name="P1"><text:s text:c="3"/>0x08048d68 &lt;+52&gt;:<text:tab/>cmp <text:s text:c="3"/>$0x6,%eax</text:p>
      <text:p text:style-name="P1"><text:s text:c="3"/>0x08048d6b &lt;+55&gt;:<text:tab/>jne <text:s text:c="3"/>0x8048d5a &lt;phase_5+38&gt;</text:p>
      <text:p text:style-name="P1"><text:s text:c="3"/>0x08048d6d &lt;+57&gt;:<text:tab/>cmp <text:s text:c="3"/>$0x1e,%edx</text:p>
      <text:p text:style-name="P1"><text:s text:c="3"/>0x08048d70 &lt;+60&gt;:<text:tab/>je <text:s text:c="4"/>0x8048d77 &lt;phase_5+67&gt;</text:p>
      <text:p text:style-name="P1"><text:s text:c="3"/>0x08048d72 &lt;+62&gt;:<text:tab/>call <text:s text:c="2"/>0x80491b4 &lt;explode_bomb&gt;</text:p>
      <text:p text:style-name="P1"><text:s text:c="3"/>0x08048d77 &lt;+67&gt;:<text:tab/>add <text:s text:c="3"/>$0x14,%esp</text:p>
      <text:p text:style-name="P1">---Type &lt;return&gt; to continue, or q &lt;return&gt; to quit---c</text:p>
      <text:p text:style-name="P1"><text:s text:c="3"/>0x08048d7a &lt;+70&gt;:<text:tab/>pop <text:s text:c="3"/>%ebx</text:p>
      <text:p text:style-name="P1"><text:s text:c="3"/>0x08048d7b &lt;+71&gt;:<text:tab/>pop <text:s text:c="3"/>%ebp</text:p>
      <text:p text:style-name="P1"><text:s text:c="3"/>0x08048d7c &lt;+72&gt;:<text:tab/>re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Phase_6</text:p>
      <text:p text:style-name="P1"/>
      <text:p text:style-name="P1"><text:s/>0x08048d7d &lt;+0&gt;:<text:tab/><text:tab/>push <text:s text:c="2"/>%ebp</text:p>
      <text:p text:style-name="P1"><text:s text:c="3"/>0x08048d7e &lt;+1&gt;:<text:tab/><text:tab/>mov <text:s text:c="3"/>%esp,%ebp</text:p>
      <text:p text:style-name="P1"><text:s text:c="3"/>0x08048d80 &lt;+3&gt;:<text:tab/><text:tab/>push <text:s text:c="2"/>%esi</text:p>
      <text:p text:style-name="P1"><text:s text:c="3"/>0x08048d81 &lt;+4&gt;:<text:tab/><text:tab/>push <text:s text:c="2"/>%ebx</text:p>
      <text:p text:style-name="P1"><text:s text:c="3"/>0x08048d82 &lt;+5&gt;:<text:tab/><text:tab/>sub <text:s text:c="3"/>$0x40,%esp</text:p>
      <text:p text:style-name="P1"><text:s text:c="3"/>0x08048d85 &lt;+8&gt;:<text:tab/><text:tab/>lea <text:s text:c="3"/>-0x38(%ebp),%eax</text:p>
      <text:p text:style-name="P1"><text:s text:c="3"/>0x08048d88 &lt;+11&gt;:<text:tab/>mov <text:s text:c="3"/>%eax,0x4(%esp)</text:p>
      <text:p text:style-name="P1"><text:s text:c="3"/>0x08048d8c &lt;+15&gt;:<text:tab/>mov <text:s text:c="3"/>0x8(%ebp),%eax</text:p>
      <text:p text:style-name="P1"><text:s text:c="3"/>0x08048d8f &lt;+18&gt;:<text:tab/><text:tab/>mov <text:s text:c="3"/>%eax,(%esp)</text:p>
      <text:p text:style-name="P1"><text:s text:c="3"/>0x08048d92 &lt;+21&gt;:<text:tab/>call <text:s text:c="2"/>0x80491f6 &lt;read_six_numbers&gt;</text:p>
      <text:p text:style-name="P1"><text:s text:c="3"/>0x08048d97 &lt;+26&gt;:<text:tab/>mov <text:s text:c="3"/>$0x0,%esi</text:p>
      <text:p text:style-name="P1"><text:s text:c="3"/>0x08048d9c &lt;+31&gt;:<text:tab/>mov <text:s text:c="3"/>-0x38(%ebp,%esi,4),%eax</text:p>
      <text:p text:style-name="P1"><text:s text:c="3"/>0x08048da0 &lt;+35&gt;:<text:tab/>dec <text:s text:c="3"/>%eax</text:p>
      <text:p text:style-name="P1"><text:s text:c="3"/>0x08048da1 &lt;+36&gt;:<text:tab/>cmp <text:s text:c="3"/>$0x5,%eax</text:p>
      <text:p text:style-name="P1"><text:s text:c="3"/>0x08048da4 &lt;+39&gt;:<text:tab/>jbe <text:s text:c="3"/>0x8048dab &lt;phase_6+46&gt;</text:p>
      <text:p text:style-name="P1"><text:s text:c="3"/>0x08048da6 &lt;+41&gt;:<text:tab/>call <text:s text:c="2"/>0x80491b4 &lt;explode_bomb&gt;</text:p>
      <text:p text:style-name="P1"><text:s text:c="3"/>0x08048dab &lt;+46&gt;:<text:tab/>inc <text:s text:c="3"/>%esi</text:p>
      <text:p text:style-name="P1"><text:s text:c="3"/>0x08048dac &lt;+47&gt;:<text:tab/><text:tab/>cmp <text:s text:c="3"/>$0x6,%esi</text:p>
      <text:p text:style-name="P1"><text:s text:c="3"/>0x08048daf &lt;+50&gt;:<text:tab/><text:tab/>jne <text:s text:c="3"/>0x8048db8 &lt;phase_6+59&gt;</text:p>
      <text:p text:style-name="P1"><text:s text:c="3"/>0x08048db1 &lt;+52&gt;:<text:tab/>mov <text:s text:c="3"/>$0x0,%ebx</text:p>
      <text:p text:style-name="P1"><text:s text:c="3"/>0x08048db6 &lt;+57&gt;:<text:tab/>jmp <text:s text:c="3"/>0x8048dea &lt;phase_6+109&gt;</text:p>
      <text:p text:style-name="P1"><text:s text:c="3"/>0x08048db8 &lt;+59&gt;:<text:tab/>mov <text:s text:c="3"/>%esi,%ebx</text:p>
      <text:p text:style-name="P1">---Type &lt;return&gt; to continue, or q &lt;return&gt; to quit---c</text:p>
      <text:p text:style-name="P1"><text:s text:c="3"/>0x08048dba &lt;+61&gt;:<text:tab/>mov <text:s text:c="3"/>-0x38(%ebp,%ebx,4),%eax</text:p>
      <text:p text:style-name="P1"><text:s text:c="3"/>0x08048dbe &lt;+65&gt;:<text:tab/>cmp <text:s text:c="3"/>%eax,-0x3c(%ebp,%esi,4)</text:p>
      <text:p text:style-name="P1"><text:s text:c="3"/>0x08048dc2 &lt;+69&gt;:<text:tab/>jne <text:s text:c="3"/>0x8048dc9 &lt;phase_6+76&gt;</text:p>
      <text:p text:style-name="P1"><text:s text:c="3"/>0x08048dc4 &lt;+71&gt;:<text:tab/>call <text:s text:c="2"/>0x80491b4 &lt;explode_bomb&gt;</text:p>
      <text:p text:style-name="P1"><text:s text:c="3"/>0x08048dc9 &lt;+76&gt;:<text:tab/>inc <text:s text:c="3"/>%ebx</text:p>
      <text:p text:style-name="P1"><text:s text:c="3"/>0x08048dca &lt;+77&gt;:<text:tab/><text:tab/>cmp <text:s text:c="3"/>$0x5,%ebx</text:p>
      <text:p text:style-name="P1"><text:s text:c="3"/>0x08048dcd &lt;+80&gt;:<text:tab/>jle <text:s text:c="3"/>0x8048dba &lt;phase_6+61&gt;</text:p>
      <text:p text:style-name="P1"><text:s text:c="3"/>0x08048dcf &lt;+82&gt;:<text:tab/><text:tab/>jmp <text:s text:c="3"/>0x8048d9c &lt;phase_6+31&gt;</text:p>
      <text:p text:style-name="P1"><text:s text:c="3"/>0x08048dd1 &lt;+84&gt;:<text:tab/>mov <text:s text:c="3"/>0x8(%edx),%edx</text:p>
      <text:p text:style-name="P1"><text:s text:c="3"/>0x08048dd4 &lt;+87&gt;:<text:tab/>inc <text:s text:c="3"/>%eax</text:p>
      <text:p text:style-name="P1"><text:s text:c="3"/>0x08048dd5 &lt;+88&gt;:<text:tab/>cmp <text:s text:c="3"/>%ecx,%eax</text:p>
      <text:p text:style-name="P1"><text:s text:c="3"/>0x08048dd7 &lt;+90&gt;:<text:tab/>jne <text:s text:c="3"/>0x8048dd1 &lt;phase_6+84&gt;</text:p>
      <text:p text:style-name="P1"><text:s text:c="3"/>0x08048dd9 &lt;+92&gt;:<text:tab/>jmp <text:s text:c="3"/>0x8048de0 &lt;phase_6+99&gt;</text:p>
      <text:p text:style-name="P1"><text:s text:c="3"/>0x08048ddb &lt;+94&gt;:<text:tab/>mov <text:s text:c="3"/>$0x804c154,%edx</text:p>
      <text:p text:style-name="P1"><text:s text:c="3"/>0x08048de0 &lt;+99&gt;:<text:tab/>mov <text:s text:c="3"/>%edx,-0x20(%ebp,%esi,4)</text:p>
      <text:p text:style-name="P1"><text:s text:c="3"/>0x08048de4 &lt;+103&gt;:<text:tab/>inc <text:s text:c="3"/>%ebx</text:p>
      <text:p text:style-name="P1"><text:s text:c="3"/>0x08048de5 &lt;+104&gt;:<text:tab/>cmp <text:s text:c="3"/>$0x6,%ebx</text:p>
      <text:p text:style-name="P1"><text:s text:c="3"/>0x08048de8 &lt;+107&gt;:<text:tab/>je <text:s text:c="4"/>0x8048e01 &lt;phase_6+132&gt;</text:p>
      <text:p text:style-name="P1"><text:s text:c="3"/>0x08048dea &lt;+109&gt;:<text:tab/>mov <text:s text:c="3"/>%ebx,%esi</text:p>
      <text:p text:style-name="P1"><text:s text:c="3"/>0x08048dec &lt;+111&gt;:<text:tab/>mov <text:s text:c="3"/>-0x38(%ebp,%ebx,4),%ecx</text:p>
      <text:p text:style-name="P1"><text:s text:c="3"/>0x08048df0 &lt;+115&gt;:<text:tab/>cmp <text:s text:c="3"/>$0x1,%ecx</text:p>
      <text:p text:style-name="P1"><text:s text:c="3"/>0x08048df3 &lt;+118&gt;:<text:tab/>jle <text:s text:c="3"/>0x8048ddb &lt;phase_6+94&gt;</text:p>
      <text:p text:style-name="P1"><text:s text:c="3"/>0x08048df5 &lt;+120&gt;:<text:tab/>mov <text:s text:c="3"/>$0x1,%eax</text:p>
      <text:p text:style-name="P1"><text:soft-page-break/>---Type &lt;return&gt; to continue, or q &lt;return&gt; to quit---c</text:p>
      <text:p text:style-name="P1"><text:s text:c="3"/>0x08048dfa &lt;+125&gt;:<text:tab/>mov <text:s text:c="3"/>$0x804c154,%edx</text:p>
      <text:p text:style-name="P1"><text:s text:c="3"/>0x08048dff &lt;+130&gt;:<text:tab/>jmp <text:s text:c="3"/>0x8048dd1 &lt;phase_6+84&gt;</text:p>
      <text:p text:style-name="P1"><text:s text:c="3"/>0x08048e01 &lt;+132&gt;:<text:tab/>mov <text:s text:c="3"/>-0x20(%ebp),%ebx</text:p>
      <text:p text:style-name="P1"><text:s text:c="3"/>0x08048e04 &lt;+135&gt;:<text:tab/>lea <text:s text:c="3"/>-0x1c(%ebp),%eax</text:p>
      <text:p text:style-name="P1"><text:s text:c="3"/>0x08048e07 &lt;+138&gt;:<text:tab/>lea <text:s text:c="3"/>-0x8(%ebp),%esi</text:p>
      <text:p text:style-name="P1"><text:s text:c="3"/>0x08048e0a &lt;+141&gt;:<text:tab/>mov <text:s text:c="3"/>%ebx,%ecx</text:p>
      <text:p text:style-name="P1"><text:s text:c="3"/>0x08048e0c &lt;+143&gt;:<text:tab/>mov <text:s text:c="3"/>(%eax),%edx</text:p>
      <text:p text:style-name="P1"><text:s text:c="3"/>0x08048e0e &lt;+145&gt;:<text:tab/>mov <text:s text:c="3"/>%edx,0x8(%ecx)</text:p>
      <text:p text:style-name="P1"><text:s text:c="3"/>0x08048e11 &lt;+148&gt;:<text:tab/>add <text:s text:c="3"/>$0x4,%eax</text:p>
      <text:p text:style-name="P1"><text:s text:c="3"/>0x08048e14 &lt;+151&gt;:<text:tab/>cmp <text:s text:c="3"/>%esi,%eax</text:p>
      <text:p text:style-name="P1"><text:s text:c="3"/>0x08048e16 &lt;+153&gt;:<text:tab/>je <text:s text:c="4"/>0x8048e1c &lt;phase_6+159&gt;</text:p>
      <text:p text:style-name="P1"><text:s text:c="3"/>0x08048e18 &lt;+155&gt;:<text:tab/>mov <text:s text:c="3"/>%edx,%ecx</text:p>
      <text:p text:style-name="P1"><text:s text:c="3"/>0x08048e1a &lt;+157&gt;:<text:tab/>jmp <text:s text:c="3"/>0x8048e0c &lt;phase_6+143&gt;</text:p>
      <text:p text:style-name="P1"><text:s text:c="3"/>0x08048e1c &lt;+159&gt;:<text:tab/>movl <text:s text:c="2"/>$0x0,0x8(%edx)</text:p>
      <text:p text:style-name="P1"><text:s text:c="3"/>0x08048e23 &lt;+166&gt;:<text:tab/>mov <text:s text:c="3"/>$0x5,%esi</text:p>
      <text:p text:style-name="P1"><text:s text:c="3"/>0x08048e28 &lt;+171&gt;:<text:tab/>mov <text:s text:c="3"/>0x8(%ebx),%eax</text:p>
      <text:p text:style-name="P1"><text:s text:c="3"/>0x08048e2b &lt;+174&gt;:<text:tab/>mov <text:s text:c="3"/>(%eax),%eax</text:p>
      <text:p text:style-name="P1"><text:s text:c="3"/>0x08048e2d &lt;+176&gt;:<text:tab/>cmp <text:s text:c="3"/>%eax,(%ebx)</text:p>
      <text:p text:style-name="P1"><text:s text:c="3"/>0x08048e2f &lt;+178&gt;:<text:tab/>jge <text:s text:c="3"/>0x8048e36 &lt;phase_6+185&gt;</text:p>
      <text:p text:style-name="P1"><text:s text:c="3"/>0x08048e31 &lt;+180&gt;:<text:tab/>call <text:s text:c="2"/>0x80491b4 &lt;explode_bomb&gt;</text:p>
      <text:p text:style-name="P1"><text:s text:c="3"/>0x08048e36 &lt;+185&gt;:<text:tab/>mov <text:s text:c="3"/>0x8(%ebx),%ebx</text:p>
      <text:p text:style-name="P1"><text:s text:c="3"/>0x08048e39 &lt;+188&gt;:<text:tab/>dec <text:s text:c="3"/>%esi</text:p>
      <text:p text:style-name="P1"><text:s text:c="3"/>0x08048e3a &lt;+189&gt;:<text:tab/>jne <text:s text:c="3"/>0x8048e28 &lt;phase_6+171&gt;</text:p>
      <text:p text:style-name="P1">---Type &lt;return&gt; to continue, or q &lt;return&gt; to quit---c</text:p>
      <text:p text:style-name="P1"><text:s text:c="3"/>0x08048e3c &lt;+191&gt;:<text:tab/>add <text:s text:c="3"/>$0x40,%esp</text:p>
      <text:p text:style-name="P1"><text:s text:c="3"/>0x08048e3f &lt;+194&gt;:<text:tab/>pop <text:s text:c="3"/>%ebx</text:p>
      <text:p text:style-name="P1"><text:s text:c="3"/>0x08048e40 &lt;+195&gt;:<text:tab/>pop <text:s text:c="3"/>%esi</text:p>
      <text:p text:style-name="P1"><text:s text:c="3"/>0x08048e41 &lt;+196&gt;:<text:tab/>pop <text:s text:c="3"/>%ebp</text:p>
      <text:p text:style-name="P1"><text:s text:c="3"/>0x08048e42 &lt;+197&gt;:<text:tab/>ret <text:s text:c="3"/> <text:s text:c="2"/> <text:s text:c="2"/>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Secret Phase</text:p>
      <text:p text:style-name="P1"/>
      <text:p text:style-name="P1">0x08048e96 &lt;+0&gt;:<text:tab/><text:tab/>push <text:s text:c="2"/>%ebp</text:p>
      <text:p text:style-name="P1"><text:s text:c="3"/>0x08048e97 &lt;+1&gt;:<text:tab/><text:tab/>mov <text:s text:c="3"/>%esp,%ebp</text:p>
      <text:p text:style-name="P1"><text:s text:c="3"/>0x08048e99 &lt;+3&gt;:<text:tab/><text:tab/>push <text:s text:c="2"/>%ebx</text:p>
      <text:p text:style-name="P1"><text:s text:c="3"/>0x08048e9a &lt;+4&gt;:<text:tab/><text:tab/>sub <text:s text:c="3"/>$0x14,%esp</text:p>
      <text:p text:style-name="P1"><text:s text:c="3"/>0x08048e9d &lt;+7&gt;:<text:tab/><text:tab/>call <text:s text:c="2"/>0x8049245 &lt;read_line&gt;</text:p>
      <text:p text:style-name="P1"><text:s text:c="3"/>0x08048ea2 &lt;+12&gt;:<text:tab/><text:tab/>movl <text:s text:c="2"/>$0xa,0x8(%esp)</text:p>
      <text:p text:style-name="P1"><text:s text:c="3"/>0x08048eaa &lt;+20&gt;:<text:tab/><text:tab/>movl <text:s text:c="2"/>$0x0,0x4(%esp)</text:p>
      <text:p text:style-name="P1"><text:s text:c="3"/>0x08048eb2 &lt;+28&gt;:<text:tab/>mov <text:s text:c="3"/>%eax,(%esp)</text:p>
      <text:p text:style-name="P1"><text:s text:c="3"/>0x08048eb5 &lt;+31&gt;:<text:tab/>call <text:s text:c="2"/>0x80488d0 &lt;strtol@plt&gt;</text:p>
      <text:p text:style-name="P1"><text:s text:c="3"/>0x08048eba &lt;+36&gt;:<text:tab/><text:tab/>mov <text:s text:c="3"/>%eax,%ebx</text:p>
      <text:p text:style-name="P1"><text:s text:c="3"/>0x08048ebc &lt;+38&gt;:<text:tab/><text:tab/>lea <text:s text:c="3"/>-0x1(%eax),%eax</text:p>
      <text:p text:style-name="P1"><text:s text:c="3"/>0x08048ebf &lt;+41&gt;:<text:tab/><text:tab/>cmp <text:s text:c="3"/>$0x3e8,%eax</text:p>
      <text:p text:style-name="P1"><text:s text:c="3"/>0x08048ec4 &lt;+46&gt;:<text:tab/><text:tab/>jbe <text:s text:c="3"/>0x8048ecb &lt;secret_phase+53&gt;</text:p>
      <text:p text:style-name="P1"><text:s text:c="3"/>0x08048ec6 &lt;+48&gt;:<text:tab/><text:tab/>call <text:s text:c="2"/>0x80491b4 &lt;explode_bomb&gt;</text:p>
      <text:p text:style-name="P1"><text:s text:c="3"/>0x08048ecb &lt;+53&gt;:<text:tab/><text:tab/>mov <text:s text:c="3"/>%ebx,0x4(%esp)</text:p>
      <text:p text:style-name="P1"><text:s text:c="3"/>0x08048ecf &lt;+57&gt;:<text:tab/><text:tab/>movl <text:s text:c="2"/>$0x804c0a0,(%esp)</text:p>
      <text:p text:style-name="P1"><text:s text:c="3"/>0x08048ed6 &lt;+64&gt;:<text:tab/>call <text:s text:c="2"/>0x8048e43 &lt;fun7&gt;</text:p>
      <text:p text:style-name="P1"><text:s text:c="3"/>0x08048edb &lt;+69&gt;:<text:tab/>cmp <text:s text:c="3"/>$0x4,%eax</text:p>
      <text:p text:style-name="P1"><text:s text:c="3"/>0x08048ede &lt;+72&gt;:<text:tab/><text:tab/>je <text:s text:c="4"/>0x8048ee5 &lt;secret_phase+79&gt;</text:p>
      <text:p text:style-name="P1"><text:s text:c="3"/>0x08048ee0 &lt;+74&gt;:<text:tab/><text:tab/>call <text:s text:c="2"/>0x80491b4 &lt;explode_bomb&gt;</text:p>
      <text:p text:style-name="P1"><text:s text:c="3"/>0x08048ee5 &lt;+79&gt;:<text:tab/><text:tab/>movl <text:s text:c="2"/>$0x804a37c,(%esp)</text:p>
      <text:p text:style-name="P1"><text:s text:c="3"/>0x08048eec &lt;+86&gt;:<text:tab/><text:tab/>call <text:s text:c="2"/>0x80487f0 &lt;puts@plt&gt;</text:p>
      <text:p text:style-name="P1">---Type &lt;return&gt; to continue, or q &lt;return&gt; to quit---c</text:p>
      <text:p text:style-name="P1"><text:s text:c="3"/>0x08048ef1 &lt;+91&gt;:<text:tab/><text:tab/>call <text:s text:c="2"/>0x804933c &lt;phase_defused&gt;</text:p>
      <text:p text:style-name="P1"><text:s text:c="3"/>0x08048ef6 &lt;+96&gt;:<text:tab/><text:tab/>add <text:s text:c="3"/>$0x14,%esp</text:p>
      <text:p text:style-name="P1"><text:s text:c="3"/>0x08048ef9 &lt;+99&gt;:<text:tab/><text:tab/>pop <text:s text:c="3"/>%ebx</text:p>
      <text:p text:style-name="P1"><text:s text:c="3"/>0x08048efa &lt;+100&gt;:<text:tab/>pop <text:s text:c="3"/>%ebp</text:p>
      <text:p text:style-name="P1"><text:s text:c="3"/>0x08048efb &lt;+101&gt;:<text:tab/>ret <text:s text:c="3"/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9:53:58.147886150</meta:creation-date>
    <dc:date>2015-02-25T20:02:42.253649583</dc:date>
    <meta:editing-duration>P0D</meta:editing-duration>
    <meta:editing-cycles>1</meta:editing-cycles>
    <meta:document-statistic meta:table-count="0" meta:image-count="0" meta:object-count="0" meta:page-count="7" meta:paragraph-count="251" meta:word-count="1091" meta:character-count="10745" meta:non-whitespace-character-count="8187"/>
    <meta:generator>LibreOffice/4.2.7.2$Linux_X86_64 LibreOffice_project/420m0$Build-2</meta:generator>
  </office:meta>
</office:document-meta>
</file>